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7da3" officeooo:paragraph-rsid="00007da3"/>
    </style:style>
    <style:style style:name="P2" style:family="paragraph" style:parent-style-name="Standard">
      <style:text-properties style:font-name="Arial" fo:font-size="12pt" officeooo:rsid="00007da3" officeooo:paragraph-rsid="00007da3"/>
    </style:style>
    <style:style style:name="P3" style:family="paragraph" style:parent-style-name="Text_20_body">
      <style:text-properties style:font-name="Arial"/>
    </style:style>
    <style:style style:name="P4" style:family="paragraph" style:parent-style-name="Text_20_body">
      <style:text-properties style:font-name="Arial" officeooo:rsid="00007da3" officeooo:paragraph-rsid="00007da3"/>
    </style:style>
    <style:style style:name="P5" style:family="paragraph" style:parent-style-name="Text_20_body">
      <style:text-properties style:font-name="Arial" fo:font-size="12pt" officeooo:rsid="00007da3" officeooo:paragraph-rsid="00007da3"/>
    </style:style>
    <style:style style:name="P6" style:family="paragraph" style:parent-style-name="Text_20_body">
      <style:text-properties style:font-name="Arial" fo:font-size="12pt" officeooo:paragraph-rsid="0010324b"/>
    </style:style>
    <style:style style:name="P7" style:family="paragraph" style:parent-style-name="Text_20_body">
      <style:text-properties style:font-name="Arial" fo:font-size="12pt" officeooo:rsid="001050ed" officeooo:paragraph-rsid="001050ed"/>
    </style:style>
    <style:style style:name="P8" style:family="paragraph" style:parent-style-name="Text_20_body">
      <style:text-properties style:font-name="Arial" fo:font-size="12pt" officeooo:paragraph-rsid="001050ed"/>
    </style:style>
    <style:style style:name="P9" style:family="paragraph" style:parent-style-name="Text_20_body">
      <style:text-properties style:font-name="Arial" officeooo:paragraph-rsid="00007da3"/>
    </style:style>
    <style:style style:name="P10" style:family="paragraph" style:parent-style-name="Text_20_body" style:list-style-name="L2"/>
    <style:style style:name="P11" style:family="paragraph" style:parent-style-name="Text_20_body" style:list-style-name="L5"/>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T1" style:family="text">
      <style:text-properties style:font-name="Arial" fo:font-size="12pt"/>
    </style:style>
    <style:style style:name="T2" style:family="text">
      <style:text-properties fo:color="#800000" style:font-name="Arial"/>
    </style:style>
    <style:style style:name="T3" style:family="text">
      <style:text-properties fo:font-weight="bold"/>
    </style:style>
    <style:style style:name="T4" style:family="text">
      <style:text-properties fo:color="#000000" fo:font-weight="bold"/>
    </style:style>
    <style:style style:name="T5" style:family="text">
      <style:text-properties fo:font-size="12pt"/>
    </style:style>
    <style:style style:name="T6" style:family="text">
      <style:text-properties fo:font-size="12pt" officeooo:rsid="00007da3"/>
    </style:style>
    <style:style style:name="T7" style:family="text">
      <style:text-properties fo:font-size="12pt" officeooo:rsid="0014323d"/>
    </style:style>
    <style:style style:name="T8" style:family="text">
      <style:text-properties officeooo:rsid="000250f4"/>
    </style:style>
    <style:style style:name="T9" style:family="text">
      <style:text-properties officeooo:rsid="00032e66"/>
    </style:style>
    <style:style style:name="T10" style:family="text">
      <style:text-properties officeooo:rsid="0004591c"/>
    </style:style>
    <style:style style:name="T11" style:family="text">
      <style:text-properties officeooo:rsid="0004ef04"/>
    </style:style>
    <style:style style:name="T12" style:family="text">
      <style:text-properties officeooo:rsid="000691ce"/>
    </style:style>
    <style:style style:name="T13" style:family="text">
      <style:text-properties officeooo:rsid="0007e2cd"/>
    </style:style>
    <style:style style:name="T14" style:family="text">
      <style:text-properties officeooo:rsid="00090281"/>
    </style:style>
    <style:style style:name="T15" style:family="text">
      <style:text-properties officeooo:rsid="0009d59d"/>
    </style:style>
    <style:style style:name="T16" style:family="text">
      <style:text-properties officeooo:rsid="000b481b"/>
    </style:style>
    <style:style style:name="T17" style:family="text">
      <style:text-properties officeooo:rsid="000d96f6"/>
    </style:style>
    <style:style style:name="T18" style:family="text">
      <style:text-properties officeooo:rsid="000e0eac"/>
    </style:style>
    <style:style style:name="T19" style:family="text">
      <style:text-properties officeooo:rsid="000ee497"/>
    </style:style>
    <style:style style:name="T20" style:family="text">
      <style:text-properties officeooo:rsid="0010324b"/>
    </style:style>
    <style:style style:name="T21" style:family="text">
      <style:text-properties officeooo:rsid="001050ed"/>
    </style:style>
    <style:style style:name="T22" style:family="text">
      <style:text-properties officeooo:rsid="0011a310"/>
    </style:style>
    <style:style style:name="T23" style:family="text">
      <style:text-properties officeooo:rsid="00127290"/>
    </style:style>
    <style:style style:name="T24" style:family="text">
      <style:text-properties officeooo:rsid="00139a32"/>
    </style:style>
    <style:style style:name="T25" style:family="text">
      <style:text-properties officeooo:rsid="0013f767"/>
    </style:style>
    <style:style style:name="T26" style:family="text">
      <style:text-properties officeooo:rsid="0015bc0d"/>
    </style:style>
    <style:style style:name="T27" style:family="text">
      <style:text-properties officeooo:rsid="001688f5"/>
    </style:style>
    <style:style style:name="T28" style:family="text">
      <style:text-properties officeooo:rsid="001688f5" fo:background-color="#ffff00" loext:char-shading-value="0"/>
    </style:style>
    <style:style style:name="T29" style:family="text">
      <style:text-properties officeooo:rsid="001688f5" fo:background-color="#ffff00" loext:char-shading-value="0"/>
    </style:style>
    <style:style style:name="T30" style:family="text">
      <style:text-properties officeooo:rsid="0009d59d" fo:background-color="#ffff00" loext:char-shading-value="0"/>
    </style:style>
    <style:style style:name="T31" style:family="text">
      <style:text-properties officeooo:rsid="0009d59d" fo:background-color="#ffff00" loext:char-shading-value="0"/>
    </style:style>
    <style:style style:name="T32" style:family="text">
      <style:text-properties officeooo:rsid="000ee497" fo:background-color="#ffff00" loext:char-shading-value="0"/>
    </style:style>
    <style:style style:name="T33" style:family="text">
      <style:text-properties officeooo:rsid="000ee497" fo:background-color="#ffff00" loext:char-shading-value="0"/>
    </style:style>
    <style:style style:name="T34" style:family="text">
      <style:text-properties officeooo:rsid="00179f2e"/>
    </style:style>
    <style:style style:name="T35" style:family="text">
      <style:text-properties officeooo:rsid="00180909"/>
    </style:style>
    <style:style style:name="T36" style:family="text">
      <style:text-properties officeooo:rsid="00194743"/>
    </style:style>
    <style:style style:name="T37" style:family="text">
      <style:text-properties officeooo:rsid="00198129"/>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2">(T) </text:span>You should complete your first attempt on each test well before the deadline so that you will have time to study some more, if needed, before making your second attempt.</text:p>
      <text:p text:style-name="P1"/>
      <text:p text:style-name="P4"><text:span text:style-name="T22">(T) </text:span>You must complete and submit the following items for this course for a total of 17 items:</text:p>
      <text:list xml:id="list3954671214978403160" text:style-name="L2">
        <text:list-item>
          <text:p text:style-name="P12"><text:span text:style-name="T2">One take-home orientation test on Blackboard.</text:span> </text:p>
        </text:list-item>
        <text:list-item>
          <text:p text:style-name="P12"><text:span text:style-name="T2">Twelve take-home programming assignments.</text:span> </text:p>
        </text:list-item>
        <text:list-item>
          <text:p text:style-name="P10"><text:span text:style-name="T2">Four proctored competency tests on Blackboard.</text:span> </text:p>
        </text:list-item>
      </text:list>
      <text:p text:style-name="P1"/>
      <text:p text:style-name="P5"><text:span text:style-name="T23">(T)</text:span>Each assignment program will be graded either right or wrong. <text:span text:style-name="T4">Partial credit will not be given</text:span> for code that does not fully conform to the instructions and program specifications</text:p>
      <text:p text:style-name="P1"/>
      <text:p text:style-name="P2"><text:span text:style-name="T24">(F) </text:span>The first four assignments will not be visible until you have taken and have scored at least 95-percent on Test00.</text:p>
      <text:p text:style-name="P5"/>
      <text:p text:style-name="P5"><text:span text:style-name="T25">(T) </text:span>The specifications for each assignment show you the text that your program must produce. <text:span text:style-name="Emphasis">(Remember, you must insert your name where indicated.)</text:span></text:p>
      <text:p text:style-name="P3"><text:span text:style-name="T5">You must match the specified screen output in every way for each program. Extraneous characters on the screen, extra blank lines, missing blank lines, etc., are grounds for disqualification. In other words, your output must be an exact image of the specified output.</text:span> </text:p>
      <text:p text:style-name="P9"><text:span text:style-name="T6"/></text:p>
      <text:p text:style-name="P9"><text:span text:style-name="T7">(T) </text:span><text:span text:style-name="T6">Whenever you send a new Email message to Prof. Baldwin, you </text:span><text:span text:style-name="Strong_20_Emphasis"><text:span text:style-name="T6">MUST</text:span></text:span><text:span text:style-name="T6"> use the Blackboard </text:span><text:span text:style-name="Emphasis"><text:span text:style-name="T6">"Send Email"</text:span></text:span><text:span text:style-name="T6"> feature to construct and send the message, and your </text:span><text:span text:style-name="Emphasis"><text:span text:style-name="T6">Subject line</text:span></text:span><text:span text:style-name="T6"> </text:span><text:span text:style-name="Strong_20_Emphasis"><text:span text:style-name="T6">MUST</text:span></text:span><text:span text:style-name="T6"> contain a brief description of the topic.</text:span></text:p>
      <text:p text:style-name="P9"><text:span text:style-name="T6"/></text:p>
      <text:p text:style-name="P5"><text:span text:style-name="T26">(T) </text:span>This course covers the following competencies:</text:p>
      <text:list xml:id="list6370916722336384362" text:style-name="L5">
        <text:list-item>
          <text:p text:style-name="P13"><text:span text:style-name="T2">Language Fundamentals (for the Python programming language)</text:span> </text:p>
        </text:list-item>
        <text:list-item>
          <text:p text:style-name="P13"><text:span text:style-name="T2">Testing (Python programs)</text:span> </text:p>
        </text:list-item>
        <text:list-item>
          <text:p text:style-name="P13"><text:span text:style-name="T2">Text Processing (using Python)</text:span> </text:p>
        </text:list-item>
        <text:list-item>
          <text:p text:style-name="P11"><text:span text:style-name="T2">Networking and Databases (using Python)</text:span> </text:p>
        </text:list-item>
      </text:list>
      <text:p text:style-name="P2"/>
      <text:p text:style-name="P5"><text:span text:style-name="T27">(T) </text:span>Each test will disappear from Blackboard when the scheduled submission deadline expires.</text:p>
      <text:p text:style-name="P2"/>
      <text:p text:style-name="P5"><text:span text:style-name="T29">(F) </text:span>You must encapsulate your file named <text:span text:style-name="Strong_20_Emphasis">ProjXX.py</text:span> in a zip file and submit it using the Blackboard <text:span text:style-name="Strong_20_Emphasis">Assignment</text:span> feature where XX is the assignment number such as 03, 05, etc.</text:p>
      <text:p text:style-name="P2"/>
      <text:p text:style-name="P5"><text:soft-page-break/><text:span text:style-name="T34">(F) </text:span>You are only allowed to take each test once and you must take it on or before the deadline.</text:p>
      <text:p text:style-name="P5"><text:span text:style-name="T35">(T) </text:span>The online program named Blackboard will be used for communicating with students, such as reporting grades, posting announcements, sending Email messages to individual students, and broadcasting Email messages to all students enrolled in the course.</text:p>
      <text:p text:style-name="P5">(F) You will submit your assignments and take your tests via Email.</text:p>
      <text:p text:style-name="P2"><text:span text:style-name="T8">(T)</text:span>The orientation test named <text:span text:style-name="Emphasis"><text:span text:style-name="T3">Test00</text:span></text:span><text:span text:style-name="Strong_20_Emphasis"> </text:span>is an open-book, open-computer, online Blackboard test that is based on the material provided in the online orientation material. You may take the test as many times as you need from any computer that allows you to log into your Blackboard course. You will need to achieve a score of at least 80 on Test00 as early in the semester as possible to gain access to the assignments.</text:p>
      <text:p text:style-name="P2"><text:span text:style-name="T1"/></text:p>
      <text:p text:style-name="P5"><text:span text:style-name="T35">(T) </text:span>Assignments are posted in Blackboard. There is a zip file associated with each assignment that you can download from Blackboard. The zip files have names like <text:span text:style-name="Strong_20_Emphasis">Proj01.zip</text:span>, <text:span text:style-name="Strong_20_Emphasis">Proj02.zip</text:span> ... <text:span text:style-name="Strong_20_Emphasis">Proj12.zip</text:span>.</text:p>
      <text:p text:style-name="P2"><text:span text:style-name="T1"/></text:p>
      <text:p text:style-name="P5"><text:span text:style-name="T36">(T) </text:span>You should pay particular attention to the questions, answers, and explanations in the review modules because many <text:span text:style-name="Emphasis">(but not all)</text:span> of the test questions are taken from the questions in those modules. You should make certain that you understand the correct answers to those questions and can reflect that knowledge under test conditions.</text:p>
      <text:p text:style-name="P5"><text:span text:style-name="T37">(T) </text:span>You may submit each assignment up to two times before the deadline shown in the syllabus. Your highest score among the two scores for each assignment will be used to compute your final grade. </text:p>
      <text:p text:style-name="P5"><text:span text:style-name="T9">(F) </text:span>You must purchase an expensive textbook when you take this course.</text:p>
      <text:p text:style-name="P5"><text:span text:style-name="T10">(F) </text:span>You must complete three competency tests -- one for each of the competencies -- by selecting <text:span text:style-name="Emphasis"><text:span text:style-name="T3">Test01</text:span></text:span>, <text:span text:style-name="Emphasis"><text:span text:style-name="T3">Test02</text:span></text:span>, and <text:span text:style-name="Emphasis"><text:span text:style-name="T3">Test03</text:span></text:span> in the left-side menu in Blackboard.</text:p>
      <text:p text:style-name="P5"><text:span text:style-name="T11">(T) </text:span>Distance Learning <text:span text:style-name="Emphasis">(DIL)</text:span> students in or near Austin, TX, are required to take their tests in an <text:span text:style-name="Strong_20_Emphasis">ACC Academic Testing Center</text:span>.</text:p>
      <text:p text:style-name="P5"><text:span text:style-name="T12">(F) </text:span>You need not worry about the review modules. You can wait and study them after the semester is over.</text:p>
      <text:p text:style-name="P5"><text:span text:style-name="T13">(F) </text:span>The assignments for this course must be completed on campus. You may use any reference material that you have available and you are encouraged to obtain assistance from your classmates.</text:p>
      <text:p text:style-name="P5"><text:span text:style-name="T14">(F) </text:span>Specific submission deadline dates for assignments and tests are provided in the online syllabus. <text:s/>___ <text:span text:style-name="T14">false because of black board</text:span> </text:p>
      <text:p text:style-name="P5"><text:soft-page-break/><text:span text:style-name="T31">(T)</text:span><text:span text:style-name="T15"> </text:span>Distance Learning <text:span text:style-name="Emphasis">(DIL)</text:span> students who are not located in or near Austin, TX. need to make arrangements with Mr. Clark Peterson &lt;cpeterso<text:span text:style-name="T16">n</text:span>@austincc.edu&gt; for remote proctoring of their tests. </text:p>
      <text:p text:style-name="P5"/>
      <text:p text:style-name="P5"><text:span text:style-name="T17">(T) </text:span>You must include your name in the name of the zip file that you submit to help your instructor avoid getting your zip file mixed up with another student's zip file when he retrieves them from Blackboard.</text:p>
      <text:p text:style-name="P5"><text:span text:style-name="T18">(T) </text:span>You must achieve a score of at least 80 points on Test00 before you will be allowed to view your first four assignments. Failure to achieve a score of at least 80 points on Test00 will not delay the submission deadlines for the assignments and will not be a valid excuse for failing to meet those deadlines.</text:p>
      <text:p text:style-name="P5"><text:span text:style-name="T33">(F)</text:span><text:span text:style-name="T19"> </text:span>Your name is not required in the output from your programs.</text:p>
      <text:p text:style-name="P5"><text:span text:style-name="T19">(F) </text:span>For each assignment, you must submit one file named <text:span text:style-name="Strong_20_Emphasis">ProjXXRunner.py</text:span> and another file named <text:span text:style-name="Strong_20_Emphasis">ProjXX.py</text:span> encapsulated in a zip file.</text:p>
      <text:p text:style-name="P6"><text:span text:style-name="T20">(T) </text:span>Failure to comply with the assignment instructions and specifications usually results in a failing grade for the assignment, often zero.</text:p>
      <text:p text:style-name="P8"><text:span text:style-name="T21">(F) </text:span>There is no penalty for failing to meet the submission deadline for an assignment.</text:p>
      <text:p text:style-name="P8"><text:span text:style-name="T21">(T) </text:span>The files that you submit must contain code that is compatible with Python version 3.4.x or a later version</text:p>
      <text:p text:style-name="P7"/>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7:42:46.722264575</meta:creation-date>
    <dc:date>2016-06-01T17:53:59.482929660</dc:date>
    <meta:editing-duration>PT10M56S</meta:editing-duration>
    <meta:editing-cycles>30</meta:editing-cycles>
    <meta:generator>LibreOffice/5.1.2.2$Linux_X86_64 LibreOffice_project/10m0$Build-2</meta:generator>
    <meta:document-statistic meta:table-count="0" meta:image-count="0" meta:object-count="0" meta:page-count="3" meta:paragraph-count="38" meta:word-count="903" meta:character-count="5398" meta:non-whitespace-character-count="4528"/>
  </office:meta>
</office:document-meta>
</file>